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213.79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540.3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6.6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Arial" style:font-name-complex="FreeSans"/>
    </style:style>
    <style:style style:name="ce3" style:family="table-cell" style:parent-style-name="Default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Weltzentr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rzbeschreibung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öglichkeiten</text:p>
          </table:table-cell>
          <table:table-cell office:value-type="string" calcext:value-type="string">
            <text:p>Aktuelle Möglichkeiten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Adelboden</text:p>
          </table:table-cell>
          <table:table-cell office:value-type="string" calcext:value-type="string">
            <text:p><text:s/>Schweiz</text:p>
          </table:table-cell>
          <table:table-cell office:value-type="string" calcext:value-type="string">
            <text:p>WAGGGS Weltzentrum</text:p>
          </table:table-cell>
          <table:table-cell office:value-type="string" calcext:value-type="string">
            <text:p>Eröffnet 1932</text:p>
          </table:table-cell>
          <table:table-cell office:value-type="string" calcext:value-type="string">
            <text:p>Short &amp; Longterm Positionen</text:p>
          </table:table-cell>
          <table:table-cell office:value-type="string" calcext:value-type="string">
            <text:p>Volunteering</text:p>
          </table:table-cell>
          <table:table-cell/>
          <table:table-cell office:value-type="string" calcext:value-type="string">
            <text:p>https://www.wagggs.org/media/images/Our_Chalet.0b84aedc.fill-640x360-c50.jpg</text:p>
          </table:table-cell>
          <table:table-cell office:value-type="string" calcext:value-type="string">
            <text:p>https://www.wagggs.org/media/images/trefoil_take_2_-01.width-500.png</text:p>
          </table:table-cell>
        </table:table-row>
        <table:table-row table:style-name="ro1">
          <table:table-cell office:value-type="string" calcext:value-type="string">
            <text:p>Hampstead, London, UK</text:p>
          </table:table-cell>
          <table:table-cell office:value-type="string" calcext:value-type="string">
            <text:p>Pax Lodge</text:p>
          </table:table-cell>
          <table:table-cell office:value-type="string" calcext:value-type="string">
            <text:p>WAGGGS Weltzentrum</text:p>
          </table:table-cell>
          <table:table-cell office:value-type="string" calcext:value-type="string">
            <text:p>Eröffnet 1990</text:p>
          </table:table-cell>
          <table:table-cell office:value-type="string" calcext:value-type="string">
            <text:p>Short &amp; Longterm Positionen</text:p>
          </table:table-cell>
          <table:table-cell table:number-columns-repeated="2"/>
          <table:table-cell office:value-type="string" calcext:value-type="string">
            <text:p>https://s-ec.bstatic.com/images/hotel/max1024x768/411/41137473.jpg</text:p>
          </table:table-cell>
          <table:table-cell office:value-type="string" calcext:value-type="string">
            <text:p>https://www.wagggs.org/media/images/trefoil_take_2_-01.width-500.png</text:p>
          </table:table-cell>
        </table:table-row>
        <table:table-row table:style-name="ro1">
          <table:table-cell office:value-type="string" calcext:value-type="string">
            <text:p>Pune, Maharashtra, Indien</text:p>
          </table:table-cell>
          <table:table-cell office:value-type="string" calcext:value-type="string">
            <text:p>Sangam</text:p>
          </table:table-cell>
          <table:table-cell office:value-type="string" calcext:value-type="string">
            <text:p>WAGGGS Weltzentrum</text:p>
          </table:table-cell>
          <table:table-cell office:value-type="string" calcext:value-type="string">
            <text:p>Eröffnet 1965</text:p>
          </table:table-cell>
          <table:table-cell table:number-columns-repeated="3"/>
          <table:table-cell office:value-type="string" calcext:value-type="string">
            <text:p>https://www.wagggs.org/media/images/IMG_5758.width-1920.jpg</text:p>
          </table:table-cell>
          <table:table-cell office:value-type="string" calcext:value-type="string">
            <text:p>https://www.wagggs.org/media/images/trefoil_take_2_-01.width-500.png</text:p>
          </table:table-cell>
        </table:table-row>
        <table:table-row table:style-name="ro1">
          <table:table-cell office:value-type="string" calcext:value-type="string">
            <text:p>Cuernavaca, Mexico</text:p>
          </table:table-cell>
          <table:table-cell office:value-type="string" calcext:value-type="string">
            <text:p>Our Cabaña</text:p>
          </table:table-cell>
          <table:table-cell office:value-type="string" calcext:value-type="string">
            <text:p>WAGGGS Weltzentrum</text:p>
          </table:table-cell>
          <table:table-cell office:value-type="string" calcext:value-type="string">
            <text:p>Eröffnet 1957</text:p>
          </table:table-cell>
          <table:table-cell table:number-columns-repeated="3"/>
          <table:table-cell office:value-type="string" calcext:value-type="string">
            <text:p>https://www.wagggs.org/media/images/Our_Cabana_World_centre_Location_building_Mexi.width-500.jpg</text:p>
          </table:table-cell>
          <table:table-cell office:value-type="string" calcext:value-type="string">
            <text:p>https://www.wagggs.org/media/images/trefoil_take_2_-01.width-500.png</text:p>
          </table:table-cell>
        </table:table-row>
        <table:table-row table:style-name="ro1">
          <table:table-cell office:value-type="string" calcext:value-type="string">
            <text:p>Kandersteg, Schweiz</text:p>
          </table:table-cell>
          <table:table-cell office:value-type="string" calcext:value-type="string">
            <text:p>KISC</text:p>
          </table:table-cell>
          <table:table-cell office:value-type="string" calcext:value-type="string">
            <text:p>WOSM World Centre</text:p>
          </table:table-cell>
          <table:table-cell office:value-type="string" calcext:value-type="string">
            <text:p>Ewiges Jamboree</text:p>
          </table:table-cell>
          <table:table-cell table:style-name="ce1" office:value-type="string" calcext:value-type="string">
            <text:p>Short &amp; Longterm Positionen: “Pinkies”</text:p>
          </table:table-cell>
          <table:table-cell table:style-name="ce1" office:value-type="string" calcext:value-type="string">
            <text:p>Workparty</text:p>
          </table:table-cell>
          <table:table-cell/>
          <table:table-cell office:value-type="string" calcext:value-type="string">
            <text:p>http://ics-uk.org/wp-content/uploads/2014/05/Kandersteg-International-Scouting-Centre-KISC.jpg</text:p>
          </table:table-cell>
          <table:table-cell office:value-type="string" calcext:value-type="string">
            <text:p>https://upload.wikimedia.org/wikipedia/fr/a/ae/OMMS_logoC.png</text:p>
          </table:table-cell>
        </table:table-row>
        <table:table-row table:style-name="ro1">
          <table:table-cell office:value-type="string" calcext:value-type="string">
            <text:p>Kairo, Ägypten</text:p>
          </table:table-cell>
          <table:table-cell office:value-type="string" calcext:value-type="string">
            <text:p>Cairo International Scout Centre in Ägypten</text:p>
          </table:table-cell>
          <table:table-cell office:value-type="string" calcext:value-type="string">
            <text:p>WOSM World Centre</text:p>
          </table:table-cell>
          <table:table-cell table:number-columns-repeated="5"/>
          <table:table-cell office:value-type="string" calcext:value-type="string">
            <text:p>https://upload.wikimedia.org/wikipedia/fr/a/ae/OMMS_logoC.png</text:p>
          </table:table-cell>
        </table:table-row>
        <table:table-row table:style-name="ro1">
          <table:table-cell office:value-type="string" calcext:value-type="string">
            <text:p>Picarquín, Chile</text:p>
          </table:table-cell>
          <table:table-cell office:value-type="string" calcext:value-type="string">
            <text:p>Picarquín World Scout Centre</text:p>
          </table:table-cell>
          <table:table-cell office:value-type="string" calcext:value-type="string">
            <text:p>WOSM World Centre</text:p>
          </table:table-cell>
          <table:table-cell office:value-type="string" calcext:value-type="string">
            <text:p>(Lagerplatz des 19.Welt-Jamborees)</text:p>
          </table:table-cell>
          <table:table-cell table:number-columns-repeated="4"/>
          <table:table-cell office:value-type="string" calcext:value-type="string">
            <text:p>https://upload.wikimedia.org/wikipedia/fr/a/ae/OMMS_logoC.png</text:p>
          </table:table-cell>
        </table:table-row>
      </table:table>
      <table:table table:name="internationale Camps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formula="of:=[$Weltzentren.A1]" office:value-type="string" office:string-value="Ort" calcext:value-type="string">
            <text:p>Ort</text:p>
          </table:table-cell>
          <table:table-cell table:formula="of:=[$Weltzentren.B1]" office:value-type="string" office:string-value="Name" calcext:value-type="string">
            <text:p>Name</text:p>
          </table:table-cell>
          <table:table-cell table:formula="of:=[$Weltzentren.C1]" office:value-type="string" office:string-value="Kurzbeschreibung" calcext:value-type="string">
            <text:p>Kurzbeschreibung</text:p>
          </table:table-cell>
          <table:table-cell table:formula="of:=[$Weltzentren.D1]" office:value-type="string" office:string-value="Beschreibung" calcext:value-type="string">
            <text:p>Beschreibung</text:p>
          </table:table-cell>
          <table:table-cell table:formula="of:=[$Weltzentren.E1]" office:value-type="string" office:string-value="Möglichkeiten" calcext:value-type="string">
            <text:p>Möglichkeiten</text:p>
          </table:table-cell>
          <table:table-cell table:formula="of:=[$Weltzentren.F1]" office:value-type="string" office:string-value="Aktuelle Möglichkeiten" calcext:value-type="string">
            <text:p>Aktuelle Möglichkeiten</text:p>
          </table:table-cell>
        </table:table-row>
        <table:table-row table:style-name="ro1">
          <table:table-cell office:value-type="string" calcext:value-type="string">
            <text:p>World Scout Jamboree</text:p>
          </table:table-cell>
          <table:table-cell office:value-type="string" calcext:value-type="string">
            <text:p>West Virginia, USA</text:p>
          </table:table-cell>
          <table:table-cell/>
          <table:table-cell office:value-type="string" calcext:value-type="string">
            <text:p>2019, Teilnahme / Organisation /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Scout Moo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kontingent BdP</text:p>
          </table:table-cell>
          <table:table-cell/>
          <table:table-cell office:value-type="string" calcext:value-type="string">
            <text:p>not yet</text:p>
          </table:table-cell>
          <table:table-cell office:value-type="string" calcext:value-type="string">
            <text:p>2019, Teilnahme, Organisationsteam</text:p>
          </table:table-cell>
          <table:table-cell office:value-type="string" calcext:value-type="string">
            <text:p>hier eine Seite einrichten zum Newsletter abonnieren</text:p>
          </table:table-cell>
          <table:table-cell office:value-type="string" calcext:value-type="string">
            <text:p>hier link auf meinBdP öffentlichen Bereich</text:p>
          </table:table-cell>
        </table:table-row>
        <table:table-row table:style-name="ro1">
          <table:table-cell office:value-type="string" calcext:value-type="string">
            <text:p>Engagement im AK International</text:p>
          </table:table-cell>
          <table:table-cell office:value-type="string" calcext:value-type="string">
            <text:p>Immenhausen</text:p>
          </table:table-cell>
          <table:table-cell office:value-type="string" calcext:value-type="string">
            <text:p>Mach deine internationalen Träume wahr – und ermögliche es gleich dem ganzen BdP mit!</text:p>
          </table:table-cell>
          <table:table-cell/>
          <table:table-cell office:value-type="string" calcext:value-type="string">
            <text:p>Email-kontakt von uns</text:p>
          </table:table-cell>
          <table:table-cell office:value-type="string" calcext:value-type="string">
            <text:p>link zu meinBdP öffentlicher Bereich</text:p>
          </table:table-cell>
        </table:table-row>
      </table:table>
      <table:table table:name="BdP Partnerschaften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rzbeschreibung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artnerstamm</text:p>
          </table:table-cell>
          <table:table-cell office:value-type="string" calcext:value-type="string">
            <text:p>Stand des Austauschs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West Sussex, United Kingdom</text:p>
          </table:table-cell>
          <table:table-cell office:value-type="string" calcext:value-type="string">
            <text:p>Merrick (Explorer Scout Leader)</text:p>
          </table:table-cell>
          <table:table-cell office:value-type="string" calcext:value-type="string">
            <text:p>Stammespartnerschaft</text:p>
          </table:table-cell>
          <table:table-cell office:value-type="string" calcext:value-type="string">
            <text:p>"...a Scout Group and Explorer Unit form Bognor Regis, the county of West Sussex, UK…"</text:p>
          </table:table-cell>
          <table:table-cell office:value-type="string" calcext:value-type="string">
            <text:p>Mammut, Baden-Würtemberg</text:p>
          </table:table-cell>
          <table:table-cell office:value-type="string" calcext:value-type="string">
            <text:p>reger Kontakt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2">
          <table:table-cell office:value-type="string" calcext:value-type="string">
            <text:p>Kostanaj,</text:p>
            <text:p>Kasachstan</text:p>
          </table:table-cell>
          <table:table-cell office:value-type="string" calcext:value-type="string">
            <text:p>Stamm Poljus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Steinadler, Hessen</text:p>
          </table:table-cell>
          <table:table-cell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Sucre, Bolivien</text:p>
          </table:table-cell>
          <table:table-cell office:value-type="string" calcext:value-type="string">
            <text:p>Grupo Scouts Aleman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Normannen, BBB</text:p>
          </table:table-cell>
          <table:table-cell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Chattanooga, USA</text:p>
          </table:table-cell>
          <table:table-cell office:value-type="string" calcext:value-type="string">
            <text:p>BSA Chattanooga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Horst Weiße Kohte Wolfsburg</text:p>
          </table:table-cell>
          <table:table-cell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Ulan Bator, Mongolei</text:p>
          </table:table-cell>
          <table:table-cell office:value-type="string" calcext:value-type="string">
            <text:p>Mazaalai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Pegasus, Bayern</text:p>
          </table:table-cell>
          <table:table-cell office:value-type="string" calcext:value-type="string">
            <text:p>bis jetzt ein Treffen in der Mongolei, LaPfiLa 2015 hoffentlich eine Rückbegenung 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Déćín, Tschechien</text:p>
          </table:table-cell>
          <table:table-cell office:value-type="string" calcext:value-type="string">
            <text:p>Junák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Leviatan, Nds</text:p>
          </table:table-cell>
          <table:table-cell office:value-type="string" calcext:value-type="string">
            <text:p>Bis jetzt erst einmaliges Treffr 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Polen</text:p>
          </table:table-cell>
          <table:table-cell office:value-type="string" calcext:value-type="string">
            <text:p>Stamm Krzyz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Kelten, Bayern</text:p>
          </table:table-cell>
          <table:table-cell office:value-type="string" calcext:value-type="string">
            <text:p>Weniger als 1x im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Danderyd/Stockholm, Schweden</text:p>
          </table:table-cell>
          <table:table-cell office:value-type="string" calcext:value-type="string">
            <text:p>Danderyds Sjöscoutkår</text:p>
          </table:table-cell>
          <table:table-cell office:value-type="string" calcext:value-type="string">
            <text:p>Stammespartnerschaft</text:p>
          </table:table-cell>
          <table:table-cell/>
          <table:table-cell office:value-type="string" calcext:value-type="string">
            <text:p>Voortrekker, NDS</text:p>
          </table:table-cell>
          <table:table-cell office:value-type="string" calcext:value-type="string">
            <text:p>unregelmäßig, Bisher erst einen Besuch und ein Gegenbesuch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office:value-type="string" calcext:value-type="string">
            <text:p>Wladimir, Russland</text:p>
          </table:table-cell>
          <table:table-cell table:style-name="ce2" office:value-type="string" calcext:value-type="string">
            <text:p>Boy- Scouts Team Waldimir</text:p>
          </table:table-cell>
          <table:table-cell table:number-columns-repeated="2"/>
          <table:table-cell office:value-type="string" calcext:value-type="string">
            <text:p>Steinadler, Bayern</text:p>
          </table:table-cell>
          <table:table-cell table:style-name="ce3"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table:style-name="ce2" office:value-type="string" calcext:value-type="string">
            <text:p>Hostinné, Tschechische Republik</text:p>
          </table:table-cell>
          <table:table-cell table:style-name="ce2" office:value-type="string" calcext:value-type="string">
            <text:p>Dobráček, Verband der Pfadfinderinnen und Pfadfinder</text:p>
          </table:table-cell>
          <table:table-cell table:number-columns-repeated="2"/>
          <table:table-cell table:style-name="ce2" office:value-type="string" calcext:value-type="string">
            <text:p>Hagen von Tronje, Hessen</text:p>
          </table:table-cell>
          <table:table-cell table:style-name="ce3"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3">
          <table:table-cell table:style-name="ce2" office:value-type="string" calcext:value-type="string">
            <text:p>Dublin, Irland</text:p>
          </table:table-cell>
          <table:table-cell table:style-name="ce2" office:value-type="string" calcext:value-type="string">
            <text:p>103 Dublin Willington</text:p>
          </table:table-cell>
          <table:table-cell table:number-columns-repeated="2"/>
          <table:table-cell table:style-name="ce2" office:value-type="string" calcext:value-type="string">
            <text:p>Radwersdorp, SHHH</text:p>
          </table:table-cell>
          <table:table-cell table:style-name="ce3" office:value-type="string" calcext:value-type="string">
            <text:p>Hatten bis jetzt ein Sommerlager bei diesem Stamm zu Gast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1">
          <table:table-cell table:style-name="ce2" office:value-type="string" calcext:value-type="string">
            <text:p>Biel, Schweiz</text:p>
          </table:table-cell>
          <table:table-cell table:style-name="ce2" office:value-type="string" calcext:value-type="string">
            <text:p>Stamm Knebelburg Abteilung Orion</text:p>
          </table:table-cell>
          <table:table-cell table:number-columns-repeated="2"/>
          <table:table-cell table:style-name="ce2" office:value-type="string" calcext:value-type="string">
            <text:p>Cosuaneten, Bayern</text:p>
          </table:table-cell>
          <table:table-cell table:style-name="ce3" office:value-type="string" calcext:value-type="string">
            <text:p>1x pro Jahr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  <table:table-row table:style-name="ro2">
          <table:table-cell office:value-type="string" calcext:value-type="string">
            <text:p>Ramstein</text:p>
          </table:table-cell>
          <table:table-cell table:style-name="ce2" office:value-type="string" calcext:value-type="string">
            <text:p>Ramstein Boy Scouts Troop 156</text:p>
          </table:table-cell>
          <table:table-cell table:number-columns-repeated="2"/>
          <table:table-cell table:style-name="ce2" office:value-type="string" calcext:value-type="string">
            <text:p>Stamm Kurpfalz Ramstein e.V., RPS</text:p>
          </table:table-cell>
          <table:table-cell table:style-name="ce3" office:value-type="string" calcext:value-type="string">
            <text:p>Circa alle 2 Jahre</text:p>
          </table:table-cell>
          <table:table-cell office:value-type="string" calcext:value-type="string">
            <text:p>kontakt@email.de</text:p>
          </table:table-cell>
          <table:table-cell/>
          <table:table-cell office:value-type="string" calcext:value-type="string">
            <text:p>https://www.pfa.de/wp-content/uploads/2017/11/category_international.png</text:p>
          </table:table-cell>
        </table:table-row>
      </table:table>
      <table:table table:name="DPSG Partnerschaften" table:style-name="ta1">
        <table:table-column table:style-name="co9" table:number-columns-repeated="6" table:default-cell-style-name="Default"/>
        <table:table-row table:style-name="ro1">
          <table:table-cell table:formula="of:=[$Weltzentren.A1]" office:value-type="string" office:string-value="Ort" calcext:value-type="string">
            <text:p>Ort</text:p>
          </table:table-cell>
          <table:table-cell table:formula="of:=[$Weltzentren.B1]" office:value-type="string" office:string-value="Name" calcext:value-type="string">
            <text:p>Name</text:p>
          </table:table-cell>
          <table:table-cell table:formula="of:=[$Weltzentren.C1]" office:value-type="string" office:string-value="Kurzbeschreibung" calcext:value-type="string">
            <text:p>Kurzbeschreibung</text:p>
          </table:table-cell>
          <table:table-cell table:formula="of:=[$Weltzentren.D1]" office:value-type="string" office:string-value="Beschreibung" calcext:value-type="string">
            <text:p>Beschreibung</text:p>
          </table:table-cell>
          <table:table-cell table:formula="of:=[$Weltzentren.E1]" office:value-type="string" office:string-value="Möglichkeiten" calcext:value-type="string">
            <text:p>Möglichkeiten</text:p>
          </table:table-cell>
          <table:table-cell table:formula="of:=[$Weltzentren.F1]" office:value-type="string" office:string-value="Aktuelle Möglichkeiten" calcext:value-type="string">
            <text:p>Aktuelle Möglichkeiten</text:p>
          </table:table-cell>
        </table:table-row>
      </table:table>
      <table:table table:name="VCP Partnerschaften" table:style-name="ta1">
        <table:table-column table:style-name="co9" table:number-columns-repeated="6" table:default-cell-style-name="Default"/>
        <table:table-row table:style-name="ro1">
          <table:table-cell table:formula="of:=[$Weltzentren.A1]" office:value-type="string" office:string-value="Ort" calcext:value-type="string">
            <text:p>Ort</text:p>
          </table:table-cell>
          <table:table-cell table:formula="of:=[$Weltzentren.B1]" office:value-type="string" office:string-value="Name" calcext:value-type="string">
            <text:p>Name</text:p>
          </table:table-cell>
          <table:table-cell table:formula="of:=[$Weltzentren.C1]" office:value-type="string" office:string-value="Kurzbeschreibung" calcext:value-type="string">
            <text:p>Kurzbeschreibung</text:p>
          </table:table-cell>
          <table:table-cell table:formula="of:=[$Weltzentren.D1]" office:value-type="string" office:string-value="Beschreibung" calcext:value-type="string">
            <text:p>Beschreibung</text:p>
          </table:table-cell>
          <table:table-cell table:formula="of:=[$Weltzentren.E1]" office:value-type="string" office:string-value="Möglichkeiten" calcext:value-type="string">
            <text:p>Möglichkeiten</text:p>
          </table:table-cell>
          <table:table-cell table:formula="of:=[$Weltzentren.F1]" office:value-type="string" office:string-value="Aktuelle Möglichkeiten" calcext:value-type="string">
            <text:p>Aktuelle Möglichkeiten</text:p>
          </table:table-cell>
        </table:table-row>
      </table:table>
      <table:table table:name="PSG Partnerschaften" table:style-name="ta1">
        <table:table-column table:style-name="co9" table:number-columns-repeated="6" table:default-cell-style-name="Default"/>
        <table:table-row table:style-name="ro1">
          <table:table-cell table:formula="of:=[$Weltzentren.A1]" office:value-type="string" office:string-value="Ort" calcext:value-type="string">
            <text:p>Ort</text:p>
          </table:table-cell>
          <table:table-cell table:formula="of:=[$Weltzentren.B1]" office:value-type="string" office:string-value="Name" calcext:value-type="string">
            <text:p>Name</text:p>
          </table:table-cell>
          <table:table-cell table:formula="of:=[$Weltzentren.C1]" office:value-type="string" office:string-value="Kurzbeschreibung" calcext:value-type="string">
            <text:p>Kurzbeschreibung</text:p>
          </table:table-cell>
          <table:table-cell table:formula="of:=[$Weltzentren.D1]" office:value-type="string" office:string-value="Beschreibung" calcext:value-type="string">
            <text:p>Beschreibung</text:p>
          </table:table-cell>
          <table:table-cell table:formula="of:=[$Weltzentren.E1]" office:value-type="string" office:string-value="Möglichkeiten" calcext:value-type="string">
            <text:p>Möglichkeiten</text:p>
          </table:table-cell>
          <table:table-cell table:formula="of:=[$Weltzentren.F1]" office:value-type="string" office:string-value="Aktuelle Möglichkeiten" calcext:value-type="string">
            <text:p>Aktuelle Möglichkei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3:36:14.08795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08:48.717294764</meta:creation-date>
    <dc:date>2018-04-13T03:38:04.035594284</dc:date>
    <meta:editing-duration>PT53M37S</meta:editing-duration>
    <meta:editing-cycles>18</meta:editing-cycles>
    <meta:generator>LibreOffice/5.1.6.2$Linux_X86_64 LibreOffice_project/10m0$Build-2</meta:generator>
    <meta:document-statistic meta:table-count="6" meta:cell-count="191" meta:object-count="0"/>
  </office:meta>
</office:document-meta>
</file>